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5.85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K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p_address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bcruz0@shareasa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.115.75.151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fbell1@comca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7.30.219.11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ehicks2@lati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2.150.170.73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ljones3@uco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2.59.226.194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marshall4@wikip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1.233.12.231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flores5@webnod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3.36.47.153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msimmons6@gizmo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68.74.71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thomas7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8.157.105.59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nmurray8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77.187.162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reed9@f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7.81.239.131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briveraa@cbc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3.31.100.58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lmooreb@mapqu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173.22.132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dezc@indiego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5.60.15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tbaileyd@tiny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3.72.217.78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bcunninghame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19.124.191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longf@sl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2.9.86.6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homasg@ny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3.66.152.92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jjonesh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0.194.159.137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lbowmani@ope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8.145.30.177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hudsonj@u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187.180.73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pfullerk@rambler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2.132.220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bgriffinl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133.158.213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brownm@biglobe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2.202.81.81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jbanksn@newsv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1.167.120.41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cjacobso@dot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5.194.104.154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stonep@tinyp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7.38.204.79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ituckerq@dii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7.182.39.84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jparkerr@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.15.180.15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jordans@flick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8.226.230.109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helliottt@paypa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4.44.232.198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abarnesu@japanpost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4.231.43.69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rwatsonv@ih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5.155.83.136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khudsonw@aboutads.inf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9.64.18.22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pfullerx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.44.138.192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ricey@masha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0.33.183.254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ngrahamz@chr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3.10.142.244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gonzalez10@sky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2.66.40.160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walker11@jim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5.181.220.219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long12@netvib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3.43.165.95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cdaniels13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0.96.233.67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lewis14@exblog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2.107.35.76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rfowler15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1.111.5.115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probertson16@tripo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0.138.60.4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asanders17@wiki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1.91.153.201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bstevens18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9.34.148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brown19@unblog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72.114.164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dphillips1a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1.153.186.213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kgarza1b@tma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6.177.114.2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reed1c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6.176.95.211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gpalmer1d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0.134.245.83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tedwards1e@e-recht24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4.193.82.208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ldaniels1f@icio.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.5.196.100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rice1g@arizon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2.23.237.253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cgardner1h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255.207.11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lwalker1i@elegant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.173.255.90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dbradley1j@weath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1.156.156.137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agibson1k@youtu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7.148.17.107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cnichols1l@amazona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7.208.246.74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baker1m@hugedomai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1.238.13.226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jruiz1n@yel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9.192.109.252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pmoore1o@gmp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225.236.210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tgonzales1p@chronoeng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7.108.15.20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lowens1q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187.7.107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tbradley1r@squid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0.65.107.163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hcox1s@cam.ac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92.37.5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adean1t@guardian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3.190.75.168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nichols1u@virgini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167.182.6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varnold1v@si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1.238.24.213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blittle1w@wordpre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4.28.140.231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washington1x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3.159.236.142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ifoster1y@cloudfla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7.208.122.168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gbennett1z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3.54.168.156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henry20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8.238.137.104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npierce21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2.148.138.123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wood22@pen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4.241.130.15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palvarez23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1.231.215.42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bbarnes24@icio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43.69.18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skennedy25@technorati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4.109.215.26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lwatkins26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4.239.136.213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ngardner27@p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6.199.107.247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aknight28@ebay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8.41.199.114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ahawkins29@blog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253.58.36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eburke2a@techcrun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6.124.238.63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jstanley2b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5.95.166.201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rsimpson2c@godadd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4.2.92.51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bhowell2d@un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0.27.76.249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igarza2e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8.70.89.112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griffin2f@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9.19.210.85</text:p>
          </table:table-cell>
        </table:table-row>
        <table:table-row table:style-name="ro1">
          <table:table-cell office:value-type="string" calcext:value-type="string">
            <text:p>Katherine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kspencer2g@creativecommo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2.41.234.208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rose2h@16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.8.91.6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emurray2i@merriam-webs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8.85.169.210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rdunn2j@businesswee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5.116.122.140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ksanders2k@csmoni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3.175.89.58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stone2l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99.167.149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ncunningham2m@np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74.65.146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sfields2n@cam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3.142.37.102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dbell2o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6.203.249.225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mrussell2p@lo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9.207.107.119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pstanley2q@np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7.233.2.209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thomas2r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34.207.50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lrivera2s@washingto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33.153.34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stanley2t@jig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0.99.143.183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howens2u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4.34.46.17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poliver2v@ft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2.4.27.129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jandrews2w@flavors.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9.244.24.80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hhansen2x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0.211.46.26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dean2y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.170.137.174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stucker2z@illinoi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8.212.69.0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whughes30@reut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4.212.134.254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poliver31@vkontakt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5.115.241.131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rperkins32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0.202.93.97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jfields33@ep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.243.88.13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sbradley34@google.com.h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.230.255.81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awheeler35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2.39.238.15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white36@us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9.118.135.128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lporter37@edublog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8.50.195.12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mharris38@jugem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9.255.139.25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agraham39@barnesandno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6.254.146.107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knight3a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3.248.94.255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jholmes3b@gnu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2.14.141.44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wwarren3c@wordpre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67.85.92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wallace3d@admin.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2.136.164.167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jones3e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5.27.9.174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lewis3f@m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6.115.85.54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relliott3g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9.124.227.100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rose3h@plala.or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3.147.138.51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ehamilton3i@gravata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7.224.162.23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jpowell3j@googl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9.51.230.11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dhansen3k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9.214.100.1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williams3l@jalbum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40.13.120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kim3m@friendfe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1.72.118.240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wmcdonald3n@istockphot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217.212.178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ngilbert3o@exblog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4.240.3.184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drodriguez3p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6.221.151.250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gutierrez3q@squarespa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8.15.93.225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bjohnson3r@exblog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2.60.84.20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morales3s@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9.135.249.228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rpeters3t@narod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2.90.123.91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smorgan3u@phoca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3.183.154.121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kfuller3v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5.148.171.214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lrobinson3w@skyroc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127.180.216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lolson3x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6.34.188.47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mdiaz3y@columb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.144.152.202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callen3z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2.154.241.116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jcampbell40@elpa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.178.42.6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dbradley41@weath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6.107.75.36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award42@slideshar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3.137.86.5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aferguson43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1.192.95.30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schavez44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125.12.229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pberry45@bbc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1.226.183.23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msimmons46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4.47.225.235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pstephens47@wis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180.224.54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lane48@ow.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5.174.168.242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awebb49@cn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7.141.110.236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gray4a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1.104.140.86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mhansen4b@upen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9.17.134.181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jrice4c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47.10.105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4d@chr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2.6.41.27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dwallace4e@omni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2.125.221.22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aferguson4f@is.g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9.217.231.22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duncan4g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.22.224.213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jkelly4h@sal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8.50.178.137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wmitchell4i@net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102.37.34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ustin4j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6.24.114.19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jsanders4k@hh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1.36.83.101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mills4l@de.v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5.33.103.140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iwarren4m@add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5.110.81.19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jnelson4n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9.185.39.58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dsimmons4o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1.123.27.199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jmontgomery4p@cornell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4.14.178.122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hmyers4q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8.177.239.55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rrichards4r@answ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179.238.15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mmoreno4s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6.94.167.123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cmitchell4t@p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2.219.48.36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smorris4u@domainmar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8.6.151.0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white4v@youtu.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1.20.149.206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jrice4w@deviantar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183.236.218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kstewart4x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5.72.53.191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jjenkins4y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2.25.237.84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austin4z@51.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1.142.172.30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bkim50@list-manag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249.137.73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lo51@sal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7.4.246.104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lwoods52@geociti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9.126.255.102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wkelley53@s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68.109.112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taylor54@l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154.235.217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rdixon55@artiste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2.255.25.153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astephens56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.123.145.3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bsims57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9.145.163.4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jhanson58@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92.185.105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rcole59@printfriend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7.174.132.16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mgreene5a@technorati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3.217.22.251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sreynolds5b@wis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1.237.157.44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klynch5c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2.4.23.66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pcruz5d@berkeley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4.89.198.7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hramirez5e@marketw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34.53.209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bcook5f@canal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0.43.140.50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jhansen5g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196.127.163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abowman5h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7.7.156.161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hgrant5i@webnod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119.235.152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hharris5j@inte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0.85.229.25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clawrence5k@pagesperso-orang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9.22.254.190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kchapman5l@payp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177.30.136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jprice5m@army.m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7.61.39.249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levans5n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0.149.251.207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klarson5o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7.108.234.5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patterson5p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2.148.45.123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cpeterson5q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0.10.149.19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khunt5r@seesaa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9.192.161.13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acollins5s@theglobeandmai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42.164.119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cooper5t@dedecm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145.153.162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hcole5u@na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6.50.253.146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ghawkins5v@independent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7.101.148.20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pburns5w@si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94.10.38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avasquez5x@imd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2.167.123.253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bell5y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8.106.233.239</text:p>
          </table:table-cell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woods5z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47.216.44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mmatthews60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6.165.84.219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sgreene61@ebay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225.142.74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martinez62@abc.net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82.116.222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morales63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6.155.9.70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smorris64@artiste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248.155.0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dpayne65@indiego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106.204.230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egonzales66@wsj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0.105.7.233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jbell67@photobuck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4.112.240.146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acoleman68@angelfi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.180.212.76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taylor69@wi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7.45.179.61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tdean6a@sakura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.64.195.91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rgarza6b@cd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6.152.113.79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blee6c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0.181.245.205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cwagner6d@eventbr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2.230.148.100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lez6e@for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2.13.53.160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green6f@tiny.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0.253.77.38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sbaker6g@mit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4.222.54.60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crobinson6h@wei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1.232.63.114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pwilliams6i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214.84.59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williamson6j@jia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8.101.195.83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jrodriguez6k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3.173.187.173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mreed6l@merriam-webs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6.133.100.119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karnold6m@ms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0.84.253.111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sreed6n@marriot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90.24.170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james6o@phpb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13.139.0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ajohnston6p@marketwat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4.75.65.142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ssnyder6q@fc2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194.158.37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cmorales6r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.139.167.4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fbrooks6s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9.134.187.160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thamilton6t@clickba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0.95.14.83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gfreeman6u@yellowpag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175.41.78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sarmstrong6v@gmp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7.154.144.169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tkim6w@tuttocitta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.222.46.194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rmason6x@book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236.49.161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krichards6y@n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9.2.149.155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rhansen6z@abc.net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7.73.33.73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dbrooks70@oak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9.235.169.188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black71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8.217.147.31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rgibson72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7.89.83.162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tarmstrong73@cdc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2.190.122.200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khunt74@microsof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1.99.22.163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rowens75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9.134.9.193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nwagner76@businessinsid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5.50.25.254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whudson77@exam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2.29.97.19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warren78@photobuck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0.77.15.23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cruz79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.137.119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rking7a@ets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6.98.130.149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jkim7b@cyberchimp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8.3.250.15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jkelly7c@dyndn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4.26.155.195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bburns7d@nydaily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96.104.58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cruz7e@st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145.49.115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cruz7f@cbsloc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2.131.14.218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kward7g@bloomber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4.81.223.164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james7h@bloglovi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8.66.214.81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cwallace7i@bloomber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2.93.40.57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alane7j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6.12.205.205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bradley7k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8.118.168.28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lray7l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247.129.84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sfuller7m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.0.235.255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wood7n@bloglin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6.59.196.8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griffin7o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4.230.8.101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black7p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3.36.236.78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austin7q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23.5.6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tmills7r@4shar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4.126.198.122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montgomery7s@google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.19.181.62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grichardson7t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95.238.95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jackson7u@yale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.64.7.65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rpayne7v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.233.166.237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gelliott7w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0.226.88.77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dcoleman7x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3.71.90.233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rfox7y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102.207.97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mpierce7z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0.163.176.143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jmoore80@techcrun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6.43.61.118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hayes81@github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186.54.164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kcarr82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6.244.157.63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williams83@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4.236.195.103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bgarrett84@ih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8.248.207.108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ruiz85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232.101.64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chamilton86@shop-pr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7.161.179.22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long87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2.138.41.88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bgonzalez88@auda.org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2.84.150.61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msanders89@wordpre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226.176.120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8a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.28.72.122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gburns8b@u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.63.255.51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oung8c@netvi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7.55.201.249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fnguyen8d@microsof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118.183.241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clynch8e@face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4.226.224.229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medina8f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37.83.224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hrichards8g@vistaprin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6.211.196.187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rsims8h@github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9.249.214.247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jstewart8i@uco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8.227.226.175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ehunt8j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1.246.176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cburns8k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4.50.58.47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meyer8l@japanpost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4.110.195.239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jdean8m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84.199.85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long8n@tripadvis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7.0.136.209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lewis8o@glo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6.18.135.20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jfisher8p@ebay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8.173.200.123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jhowell8q@independent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4.242.181.108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8r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1.199.47.30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henderson8s@youk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9.246.6.227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cparker8t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8.85.189.11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hpayne8u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2.21.150.59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phart8v@yah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5.140.191.100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khughes8w@seattle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5.34.185.17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sshaw8x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0.62.238.107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sarnold8y@who.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6.176.61.8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thomas8z@mapque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2.143.71.101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aperry90@nhs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7.80.207.82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fuller91@sciencedai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8.72.176.135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mitchell92@miit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9.95.211.15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ray93@google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6.147.225.107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jvasquez94@ao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6.245.228.54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hdiaz95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5.97.62.197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aevans96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46.203.176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emurray97@livejourn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68.75.146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medwards98@webm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199.205.255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rodriguez99@tripadvis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2.154.80.94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tjohnston9a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8.4.110.17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gaustin9b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2.101.93.122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cwillis9c@yolasi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0.6.217.19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dlarson9d@histat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1.10.108.94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jmccoy9e@te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137.137.166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ekelly9f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5.41.120.228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hcruz9g@tripo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9.157.41.75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jrobinson9h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101.65.222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tmcdonald9i@np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3.87.234.194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cruz9j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2.209.2.224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bparker9k@tiny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4.77.200.219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roliver9l@nationalgeograph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9.89.84.22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cooper9m@wundergroun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.136.65.216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austin9n@sogo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1.161.167.221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jones9o@sla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185.26.209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jgraham9p@nationalgeograph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1.150.138.7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abarnes9q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5.241.13.193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rose9r@sky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.148.106.149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reyes9s@hub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5.243.56.180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kelliott9t@timesonlin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3.0.180.29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pstephens9u@rediff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6.83.85.99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rmeyer9v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0.118.98.242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breyes9w@wsj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1.253.39.138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henderson9x@nationalgeograph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213.217.202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fields9y@bbb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29.66.19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hrodriguez9z@issu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4.50.47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washingtona0@constantconta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71.181.223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thompsona1@nsw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6.255.79.231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dwheelera2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9.129.153.236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lsandersa3@unblog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3.217.21.170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kcartera4@engadg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0.122.98.10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hendersona5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2.58.242.204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browna6@weath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3.218.84.101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ameyera7@cpane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2.211.134.173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fwarda8@netvi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2.64.93.108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whowella9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.222.243.21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tadamsaa@techcrun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254.72.249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jchavezab@constantconta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4.32.197.216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spencerac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.71.252.16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dmurphyad@lo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2.152.173.247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jwashingtonae@admin.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6.171.66.248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asanchezaf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9.117.1.129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kwagnerag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.191.123.183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fcastilloah@noa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0.234.185.176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lawrenceai@privacy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6.47.236.23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jjenkinsaj@abc.net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8.148.37.50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wlopezak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0.1.174.126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youngal@liveinternet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9.116.149.120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cphillipsam@economi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6.216.170.148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ebanksan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49.178.124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kbrooksao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4.188.212.59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bcolemanap@miibeian.go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4.95.220.161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ngriffinaq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4.0.146.149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jgarzaar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6.120.218.88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rarmstrongas@wei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3.241.192.10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kbarnesat@columb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108.99.62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thomasau@cloudfla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0.214.14.38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sanchezav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6.0.142.75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gmccoyaw@surveymonk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8.159.153.54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whudsonax@sina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7.231.86.153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njordanay@usg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212.245.69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az@youtu.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5.248.67.233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rgonzalesb0@istockphot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36.33.19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kcarpenterb1@wi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71.7.234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cpattersonb2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3.46.244.138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pfullerb3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8.131.4.210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kwillisb4@weath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235.32.230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jfloresb5@dropbo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215.73.25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rhughesb6@sen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8.137.35.127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dcarterb7@europa.e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8.73.152.1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jmendozab8@instagra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146.133.151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lawsonb9@nsw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8.95.16.57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vperezba@opensourc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54.175.74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kwillisbb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4.248.25.230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rgutierrezbc@nbc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9.147.246.224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simpsonbd@networkadvertisin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133.178.152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rmillsbe@networksolution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8.40.88.166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adamsbf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.104.29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rwatkinsbg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4.153.215.236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khudsonbh@is.g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4.184.104.47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bi@utexas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104.223.112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plewisbj@quantca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3.216.66.103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jsanchezbk@csmoni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8.152.184.163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nfullerbl@geociti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8.207.45.8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woodbm@washing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3.20.163.72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johnsonbn@nav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9.248.106.30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bo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16.220.91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dcolemanbp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8.71.82.218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garciabq@delici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124.4.239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pgardnerbr@u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224.86.127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marshallbs@gizmo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68.239.110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scottbt@ms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0.162.176.98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rfosterbu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.25.235.222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stevensbv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9.150.120.150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daybw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155.130.229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sowensbx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0.146.224.239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jcrawfordby@eba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7.7.188.45</text:p>
          </table:table-cell>
        </table:table-row>
        <table:table-row table:style-name="ro1">
          <table:table-cell office:value-type="string" calcext:value-type="string">
            <text:p>Doris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dburtonbz@disq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2.93.134.7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mperkinsc0@xinhua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0.27.169.185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martinc1@g.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2.243.53.171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powellc2@exami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5.6.12.166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breynoldsc3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4.81.122.27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dayc4@soup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8.194.247.215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bstevensc5@eep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252.52.17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jgrahamc6@gizmo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9.188.188.21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drobertsonc7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0.154.235.139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jschmidtc8@mit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8.106.15.189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mbaileyc9@livejourn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3.86.214.148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acarterca@arstechnic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244.19.40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washingtoncb@stat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5.53.145.128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georgecc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5.129.114.89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tmyerscd@howstuffwork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1.185.50.16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parkerce@ezinearticl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9.238.87.242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jpalmercf@360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6.152.132.109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fnicholscg@xinhua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6.182.238.23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khartch@soup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6.212.23.208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jaustinci@pen.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9.251.0.162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pdeancj@gizmod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3.210.197.173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brownck@godadd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2.204.94.70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showellcl@harva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7.58.116.198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aweavercm@hh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3.244.218.233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lgibsoncn@dot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9.67.7.20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woodco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3.198.230.137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cp@harva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1.239.128.91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aedwardscq@si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0.114.90.111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tbennettcr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104.115.50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tmyerscs@ic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227.254.34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williamsct@c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0.188.219.111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cberrycu@ope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5.156.105.142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bolivercv@na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8.108.62.166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cw@youtu.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4.212.57.55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tdanielscx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2.209.241.157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florescy@dailymail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30.191.253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scz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3.52.225.59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fperryd0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3.128.209.149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bishopd1@amazona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6.24.222.4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bmeyerd2@ao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80.7.188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evansd3@smh.com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135.102.116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nlopezd4@simplemachine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3.19.114.193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hcastillod5@auda.org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3.10.133.151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shunterd6@about.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4.110.53.47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chudsond7@word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7.30.64.97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lfoxd8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3.154.252.242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jgarrettd9@rakute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0.173.239.33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eramosda@123-reg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6.221.186.222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rwatkinsdb@cdbab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3.103.89.5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epetersdc@cargocollectiv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5.216.239.203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spalmerdd@unicef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6.185.66.8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fmontgomeryde@multip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9.177.127.123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perezdf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7.92.131.127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deandg@blueh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3.89.24.105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ispencerdh@feedburn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5.64.87.213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bstewartdi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4.56.2.167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jcrawforddj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9.76.151.220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cgonzalesdk@wundergroun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8.76.194.166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jbradleydl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9.223.30.33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scastillodm@twitp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.240.121.154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wsandersdn@behance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7.89.44.189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jschmidtdo@ustream.t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7.103.160.213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jvasquezdp@sphin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3.151.99.41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blackdq@glo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95.38.36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sanchezdr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7.225.154.94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rgardnerds@wi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7.11.101.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mdanielsdt@chr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2.20.252.102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gpiercedu@shareasa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197.182.9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wshawdv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7.177.100.174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martindw@cornell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4.150.111.1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jordandx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102.25.21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ikelleydy@jooml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178.38.238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rodriguezdz@google.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0.199.103.32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afowlere0@uco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5.34.102.99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e1@mozill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6.194.140.22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kortize2@canal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8.130.197.72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jbradleye3@alibab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5.18.58.126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castilloe4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3.125.187.163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farmstronge5@sfgat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7.252.216.48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dperkinse6@soh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252.33.62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jfullere7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1.212.205.254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hhernandeze8@123-reg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1.130.234.125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thomase9@googl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3.74.98.213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torresea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6.46.21.140</text:p>
          </table:table-cell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ajacobseb@ms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65.238.219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coxec@weib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2.88.34.117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castilloed@h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7.110.86.7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rdanielsee@dev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1.192.154.205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gilbertef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5.110.47.241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dchapmaneg@noa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4.81.177.28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warreneh@vistaprin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4.70.180.158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gelliottei@sogo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6.135.34.238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chendersonej@shinysta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8.92.174.36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rbradleyek@w3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2.168.193.41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el@orac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64.224.182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rlawsonem@prlo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8.227.72.12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jbennetten@cbsloca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8.106.43.29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fpayneeo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0.161.50.184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kdixonep@list-manag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121.85.99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csimmonseq@hh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0.92.147.46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dvasquezer@xre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17.210.179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jsanderses@w3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8.90.188.188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ashawet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4.86.250.82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eortizeu@theguardia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6.53.131.84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lknightev@jim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6.75.230.229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lharveyew@japanpost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7.2.39.222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ekennedyex@abc.net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.213.193.17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asimsey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7.82.39.188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bporterez@archive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27.97.157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breidf0@techcrunch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90.176.11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ffrazierf1@studio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6.224.115.69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murphyf2@net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8.160.71.248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gperryf3@f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1.121.156.34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kellyf4@hud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8.112.209.175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tpaynef5@chicagotribu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9.97.253.33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jburkef6@rakute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174.192.69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lezf7@i2i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148.78.35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irileyf8@linkedi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7.35.74.29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jrussellf9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128.72.166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rfergusonfa@pagesperso-orang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7.186.234.217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gmccoyfb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5.223.86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hpaynefc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8.219.14.3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bfernandezfd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8.186.145.141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bmeyerfe@people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3.81.159.9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aharperff@delici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110.196.70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brichardsonfg@xre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173.113.94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rwardfh@omni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9.249.205.254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nstanleyfi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3.105.227.186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candrewsfj@typep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8.19.3.2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marshallfk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178.231.88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fl@ta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2.238.147.64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dperkinsfm@buzzfe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1.65.71.209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ahawkinsfn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2.57.68.79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rossfo@fre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147.140.174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nfernandezfp@goog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207.14.147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prayfq@pcworl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0.83.103.27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lmedinafr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7.78.28.235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tgutierrezfs@wikimedi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7.200.233.3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scottft@mapque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7.49.114.15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jbaileyfu@google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1.55.170.93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drobinsonfv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.223.121.116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gwillisfw@foxnew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1.14.13.169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kellyfx@bbc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2.120.99.215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cgardnerfy@nationalgeographi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80.80.252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lcarrollfz@googl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8.7.114.67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leeg0@ezinearticl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1.114.154.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mowensg1@git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9.179.167.1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rstewartg2@twit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3.151.1.64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lramosg3@ucl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3.202.88.122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browng4@furl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2.34.87.36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thompsong5@geociti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226.129.69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tthompsong6@scientificamerica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204.80.120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rrussellg7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5.1.77.185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simpsong8@ucs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2.129.20.83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rfreemang9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187.69.44</text:p>
          </table:table-cell>
        </table:table-row>
        <table:table-row table:style-name="ro1">
          <table:table-cell office:value-type="string" calcext:value-type="string">
            <text:p>Katherine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kdiazga@yel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2.131.51.17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tperrygb@word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5.79.171.31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taylorgc@huffingtonp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0.210.43.239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rkennedygd@altervist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.16.36.142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nbanksge@cocolog-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155.82.189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rgonzalezgf@indiegog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4.239.219.47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sramosgg@xinhua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1.220.58.215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thomasgh@v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3.152.177.146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holmesgi@uco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5.212.181.220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richardsgj@jim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5.185.249.197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dfoxgk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23.67.75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jwallacegl@my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1.110.170.187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jfoxgm@white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.225.170.42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arussellgn@india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.138.60.2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mhawkinsgo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1.149.15.81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polivergp@hugedomai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0.139.142.4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pbanksgq@dailymotio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255.140.111</text:p>
          </table:table-cell>
        </table:table-row>
        <table:table-row table:style-name="ro1">
          <table:table-cell office:value-type="string" calcext:value-type="string">
            <text:p>Louis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schmidtgr@stanford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3.181.189.115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jcampbellgs@t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2.8.2.122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twelchgt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8.79.251.205</text:p>
          </table:table-cell>
        </table:table-row>
        <table:table-row table:style-name="ro1">
          <table:table-cell office:value-type="string" calcext:value-type="string">
            <text:p>Louise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lcolegu@net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7.194.87.119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bcunninghamgv@top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91.193.111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pmatthewsgw@comsen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9.108.182.37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acoopergx@devhu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6.198.59.131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banksgy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9.112.128.203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dbaileygz@pcworl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4.18.100.191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lgomezh0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1.191.15.223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wellish1@noa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8.164.193.151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bgarzah2@ms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109.6.6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vreynoldsh3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161.173.64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duncanh4@newsvin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7.196.180.226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kingh5@tumbl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235.130.170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austinh6@xi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0.20.71.174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lalvarezh7@bizjourna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6.132.201.220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cwilliamsonh8@yandex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2.105.19.27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aweaverh9@as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4.68.233.85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mitchellha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0.202.177.112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tshawhb@seesaa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9.173.68.250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jnicholshc@goo.ne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0.125.19.249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pvasquezhd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9.108.85.136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egranthe@app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3.134.126.169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chayeshf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9.195.110.121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garmstronghg@usd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0.85.16.7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brownhh@homestea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117.191.17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wsimmonshi@tam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252.126.9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rodriguezhj@jav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37.105.140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lrodriguezhk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6.201.251.49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pdavishl@wi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8.72.184.169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lmyershm@wikispac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7.25.138.20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vmurrayhn@my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3.241.206.126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woodho@soundclou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9.236.21.150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rperryhp@dedecm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9.246.109.216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jbradleyhq@dropbox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189.115.67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sgutierrezhr@purevolu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1.174.17.252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hs@ox.ac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6.233.26.208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aalvarezht@dedecm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28.240.201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gburtonhu@un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0.206.73.18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dshawhv@sakur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7.174.49.55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rbaileyhw@prwe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9.48.96.63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jkinghx@skyroc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5.188.241.164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jbaileyhy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55.62.8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kjenkinshz@discover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1.134.80.144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crichardsi0@themefore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3.46.208.113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smithi1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202.203.215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powensi2@google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7.87.1.210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leei3@googl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5.176.98.93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malleni4@ucoz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1.239.248.119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kingi5@accuweath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9.69.55.102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rhughesi6@masha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245.149.19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austini7@state.tx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3.146.233.242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jmarshalli8@hostga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7.40.124.139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warreni9@quantca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3.97.152.167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lsnyderia@masha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8.25.111.76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lgardnerib@yahoo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9.96.157.64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arussellic@google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123.222.118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phartid@yolasi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6.129.208.245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richardsonie@uiuc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8.214.231.223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if@reddi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106.25.107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lknightig@mozill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1.224.13.3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ssimmonsih@w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1.162.22.223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smithii@simplemachine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9.127.56.228</text:p>
          </table:table-cell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thompsonij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3.60.30.101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ik@edublog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8.162.26.197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ehunteril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3.3.15.9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greenim@alex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3.249.217.2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kmeyerin@ado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8.145.132.163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bcarrio@com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14.195.88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jcoxip@cargocollectiv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8.217.94.240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kgutierreziq@acquirethisna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5.200.218.80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ir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9.62.179.15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kgriffinis@vinao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19.92.17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hgutierrezit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7.154.235.201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tgardneriu@ih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3.6.147.23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hernandeziv@sciencedai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6.218.170.33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lalleniw@ovh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6.195.94.15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mdixonix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4.223.239.128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jburkeiy@xinhuan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0.150.5.81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mpetersoniz@themefore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0.242.96.138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ebowmanj0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0.102.169.160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rwatkinsj1@barnesandno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8.120.157.154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tparkerj2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1.82.34.202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jnicholsj3@paginegial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71.82.82</text:p>
          </table:table-cell>
        </table:table-row>
        <table:table-row table:style-name="ro1">
          <table:table-cell office:value-type="string" calcext:value-type="string">
            <text:p>Janic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jscottj4@blo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.62.110.44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jonesj5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26.35.159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kpiercej6@sogo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5.39.161.98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kimj7@lul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8.142.90.123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rosej8@cyberchimp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4.95.203.227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bradleyj9@whitehouse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9.147.62.18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wgriffinja@typep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.242.197.168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tmyersjb@sourceforge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5.170.204.196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kgarciajc@us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2.53.121.98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cooperjd@bbb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.8.121.7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jmartinezje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31.251.190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gmoorejf@masha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5.75.48.178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rperryjg@shop-pr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5.54.127.21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eperkinsjh@cafe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1.74.151.67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dkingji@furl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9.147.38.15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jlynchjj@mit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1.163.65.127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medinajk@smugmu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5.95.237.137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gutierrezjl@dig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3.146.148.190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hcolejm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0.61.207.62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kwalkerjn@goodread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91.122.135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mwheelerjo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0.189.83.255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msimsjp@c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0.161.67.30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melliottjq@cloudfla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3.67.180.162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rtuckerjr@newyork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236.82.133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pricejs@ny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3.203.100.125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snicholsjt@prlog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4.130.33.155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tmorrisju@arizona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1.209.177.22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jcolejv@bloglin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0.18.60.143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khalljw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2.199.22.217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rhenryjx@vinaor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8.13.39.109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jy@histat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3.76.47.12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rfranklinjz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.243.105.228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mlarsonk0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9.116.216.99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kwatkinsk1@tiny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43.155.3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rmoorek2@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9.43.125.185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hayesk3@printfriendl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222.200.149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cbennettk4@statcount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169.90.191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fcarrollk5@altervista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1.45.238.3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jmartink6@ib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4.233.204.72</text:p>
          </table:table-cell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wilsonk7@blogspo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.128.87.43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jbishopk8@washingtonpos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2.201.185.7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bbennettk9@wi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73.43.127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jclarkka@hib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.71.236.28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whudsonkb@google.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3.203.34.28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arogerskc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4.5.11.151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thompsonkd@bandcam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8.57.13.154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joneske@m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3.190.160.4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pcolemankf@ti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93.35.252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smyerskg@ucs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0.124.101.46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hayeskh@mit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4.156.112.15</text:p>
          </table:table-cell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rroseki@clickbank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2.109.190.205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cooperkj@imgu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0.176.169.203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marshallkk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9.24.103.78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dparkerkl@shop-pr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6.212.189.163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blewiskm@gnu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18.11.220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sdiazkn@creativecommon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7.210.222.244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cromeroko@xre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5.183.210.103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prosskp@surveymonk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0.112.116.83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swardkq@unicef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4.219.13.232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jgonzaleskr@ml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4.224.28.60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kwatkinsks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5.94.99.117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cbakerkt@amaz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7.173.208.127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msandersku@state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0.205.242.5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dlanekv@wordpress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3.94.73.250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dfoxkw@symante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21.75.34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gonzalezkx@google.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2.221.72.101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nperezky@t-online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9.160.57.20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wcarpenterkz@scrib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.132.231.5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wardl0@people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5.187.236.243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chamiltonl1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0.141.241.65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whitel2@i2i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26.247.165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hughesl3@dagondesig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4.179.77.243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dwalkerl4@cocolog-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6.249.120.95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ghamiltonl5@mail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5.80.192.125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breyesl6@wikispac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2.123.72.121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lcunninghaml7@rambler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2.59.41.3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belll8@comca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4.82.10.4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ortizl9@people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8.94.75.114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tbakerla@disq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9.221.78.124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wbennettlb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3.134.254.108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tmillslc@ms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7.255.140.156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dfoxld@jiathi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2.127.46.184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duncanle@gnu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6.153.109.228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aromerolf@mozill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5.70.55.116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mmillslg@mediaf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6.10.209.179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lh@surveymonk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2.114.230.31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tdeanli@geocities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2.146.204.174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hmillerlj@youtu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230.241.232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kbradleylk@netvib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5.59.101.42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ebrooksll@reverbna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3.192.184.222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smontgomerylm@jia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8.21.253.245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tcarrollln@barnesandnob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3.196.0.223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kfrazierlo@sfgat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6.77.27.146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cooklp@omnitu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23.248.12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lmatthewslq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7.253.29.189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greenlr@oakle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0.55.130.238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jmillerls@marriot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8.125.102.138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syounglt@yaho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6.188.92.195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washingtonlu@ic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7.7.76.118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egibsonlv@hostgato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8.100.43.250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garrettlw@forb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7.135.15.102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hdiazlx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1.65.219.170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gordonly@answer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5.24.62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lsanderslz@imd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9.174.195.175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rmillerm0@symante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5.94.55.31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wsullivanm1@msu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28.120.38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njonesm2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6.180.66.48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dlewism3@ucoz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3.217.142.49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banksm4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0.224.46.118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reedm5@instagra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0.106.213.87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wburnsm6@hex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61.253.140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m7@deliciousday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1.156.63.50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ewelchm8@bizjourna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3.227.113.246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jstephensm9@usg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8.208.112.193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hawkinsma@natu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0.69.12.68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lmitchellmb@geocities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38.30.101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cfranklinmc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.57.168.3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dsandersmd@baidu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89.174.24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jrobertsme@homestead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8.174.242.208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kweavermf@phoca.c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23.246.65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sgibsonmg@washing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8.39.232.137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wilsonmh@faceboo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3.218.156.157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abanksmi@cn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6.58.166.162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grahammj@hao123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6.64.114.41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schapmanmk@cloudflar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5.157.62.14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mpalmerml@webnod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65.70.206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sgardnermm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.121.2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harrismn@uiuc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4.128.28.8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jraymo@studiopres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2.164.90.150</text:p>
          </table:table-cell>
        </table:table-row>
        <table:table-row table:style-name="ro1">
          <table:table-cell office:value-type="string" calcext:value-type="string">
            <text:p>Katherine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kwelchmp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5.108.43.4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kreidmq@virgin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254.159.3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wilsonmr@ow.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54.69.21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jjohnstonms@un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1.29.98.189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greenmt@ustream.t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0.221.211.116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rfullermu@google.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4.234.78.151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pricemv@wordpres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8.95.78.185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howardmw@sohu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8.65.144.126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jharrismx@biglobe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8.19.254.127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simmonsmy@slashdot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9.90.98.75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ndixonmz@google.co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8.102.63.223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drobertsonn0@jav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.174.85.67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kschmidtn1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4.208.124.120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cburken2@tim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4.202.76.16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rwalkern3@barnesandnob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9.236.165.217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ralvarezn4@addtoan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1.46.19.123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smorgann5@earthlink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3.45.96.148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vdavisn6@dailymotio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6.71.117.199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n7@japanpost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3.58.245.99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leen8@nih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.90.248.22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rdiazn9@alibab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3.0.179.20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rmoralesna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9.4.149.216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blacknb@hex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1.92.76.13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colenc@wundergroun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9.162.31.10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sharveynd@posterou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6.220.133.104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dalvarezne@google.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3.6.225.161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armstrongnf@h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11.141.24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prichardsonng@tinyurl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4.159.118.130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fowensnh@poster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1.255.212.241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lburnsni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0.112.248.80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henrynj@surveymonk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86.127.27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sgutierreznk@jalbum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1.75.120.214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fcarrnl@foxnew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7.157.196.90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dmccoynm@comcast.n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5.238.129.19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ryoungnn@over-blo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3.77.226.223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tburtonno@exblog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2.213.170.93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rburtonnp@hud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8.132.238.115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dgardnernq@phpb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2.95.70.208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lpiercenr@goog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9.95.196.60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llawrencens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6.139.198.201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jjenkinsnt@theatlanti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9.110.71.185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sburnsnu@mac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4.112.39.77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moorenv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8.27.101.107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csnydernw@apache.o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4.247.237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llittlenx@nyti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201.20.70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aturnerny@auda.org.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239.35.223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simmonsnz@businessweek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8.99.179.131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nmatthewso0@sciencedire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9.223.175.146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lkelleyo1@engadg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4.153.180.164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garciao2@e-recht24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7.120.172.82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nandrewso3@moonfrui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6.67.126.87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eelliotto4@goodread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5.81.66.241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dmillso5@kickstar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8.232.238.200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lwalkero6@su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2.229.75.174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mhendersono7@virgini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8.247.170.204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jhenryo8@netvib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9.236.194.253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pwalkero9@newsvin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0.96.4.196</text:p>
          </table:table-cell>
        </table:table-row>
        <table:table-row table:style-name="ro1">
          <table:table-cell office:value-type="string" calcext:value-type="string">
            <text:p>Janice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jmorrisonoa@xinhua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0.247.203.238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davisob@youtub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130.124.14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jmooreoc@mit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225.139.84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mgriffinod@tripo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2.249.155.33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spayneoe@rambler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129.162.46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sriveraof@blueho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3.155.35.164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ejacksonog@lo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8.189.56.173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campbelloh@twitt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9.57.87.78</text:p>
          </table:table-cell>
        </table:table-row>
        <table:table-row table:style-name="ro1">
          <table:table-cell office:value-type="string" calcext:value-type="string">
            <text:p>Janice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jpowelloi@tops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4.6.223.159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murrayoj@addthi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9.14.208.173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ramirezok@guardia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.218.162.3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gonzalezol@google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6.22.31.221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jperryom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7.125.29.42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dstevenson@lyco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8.242.31.230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jburtonoo@deliciou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8.221.26.89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awelchop@illinois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4.11.201.140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dcarroq@wix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9.130.189.76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trossor@constantcontac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1.163.133.247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bgutierrezos@europa.e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.115.110.153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tsanchezot@skyrock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6.228.147.166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hudsonou@wi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8.127.211.169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stoneov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6.53.216.182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lstanleyow@quantcas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3.251.213.205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mandrewsox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56.78.37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morenooy@opera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0.28.127.22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jhansonoz@vkontakt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214.209.40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vlarsonp0@stanford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1.233.124.238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cramosp1@wikispac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2.80.20.1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fieldsp2@imageshack.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9.122.170.101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eandersonp3@sphinn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58.115.79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hdixonp4@biblegatew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1.213.10.236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dandrewsp5@narod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45.25.254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jstonep6@desdev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6.51.104.148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eweaverp7@googl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4.162.91.49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cchapmanp8@samsun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2.137.129.249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spetersp9@amazon.co.j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3.71.77.115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smithpa@ucoz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.232.50.216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rreynoldspb@myspa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134.49.205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bandrewspc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6.218.59.131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rrichardspd@rediff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1.143.62.186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pe@engadge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.217.93.129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cpeterspf@cnbc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4.47.235.198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graypg@prnewswir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.229.51.21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cwoodsph@ftc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6.71.6.246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kjenkinspi@godadd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53.114.200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jwallacepj@bandcamp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3.102.101.56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tfosterpk@t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1.76.191.222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robertspl@eepur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2.169.216.201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hartpm@woothem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113.30.94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georgepn@yellowpage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0.163.88.5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sfreemanpo@googl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.157.40.18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torrespp@sciencedirect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1.88.131.142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tgreenepq@toplist.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6.104.103.19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wfisherpr@us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7.13.241.132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pporterps@um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3.254.215.95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fieldspt@sciencedail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7.89.194.55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gphillipspu@godadd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9.42.159.171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ilynchpv@4shared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7.1.7.219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jturnerpw@princeton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119.203.81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lgriffinpx@ow.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9.177.87.242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gbarnespy@usd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1.151.121.77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medinapz@googl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3.154.188.20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cookq0@wuf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3.64.65.216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fthomasq1@cocolog-nift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2.114.226.211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dwardq2@jimd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4.78.205.249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jgarrettq3@netscap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198.111.174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wmedinaq4@e-recht24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8.142.83.240</text:p>
          </table:table-cell>
        </table:table-row>
        <table:table-row table:style-name="ro1">
          <table:table-cell office:value-type="string" calcext:value-type="string">
            <text:p>Katherine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kharveyq5@simplemachine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9.69.205.190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agutierrezq6@purevolum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7.133.76.13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rdixonq7@adob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.45.207.151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lwilliamsq8@v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6.128.201.2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ecooperq9@so-net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2.29.22.60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acarrollqa@china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138.145.178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sperkinsqb@google.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9.35.67.54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smcdonaldqc@elegant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2.92.64.174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rramirezqd@cocolog-nift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2.72.87.157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sfernandezqe@ife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4.160.146.147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reedqf@mozill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6.140.70.153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evansqg@google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2.94.181.122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ealvarezqh@github.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4.206.92.149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thompsonqi@nymag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0.114.42.245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dchapmanqj@com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0.183.177.111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ssimsqk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7.93.198.174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hhillql@irs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7.132.66.4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dcarrollqm@ehow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4.9.72.67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sstanleyqn@bbc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4.134.181.70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porterqo@google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4.204.45.5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brownqp@admin.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7.151.102.6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kporterqq@360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4.8.183.184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pgriffinqr@myspa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4.173.105.116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tsullivanqs@tuttocitta.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4.111.241.66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henryqt@sina.com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7.238.187.214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dscottqu@bizjournal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127.56.43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bsnyderqv@craigslist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7.173.26.223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pryanqw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4.252.47.167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jhamiltonqx@spring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9.156.150.136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kchapmanqy@fema.g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5.41.134.2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mcdonaldqz@1und1.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2.200.39.204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rmurrayr0@dedecm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225.175.2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kmcdonaldr1@prwe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2.222.95.55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henryr2@hh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9.169.131.211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ladamsr3@home.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2.156.24.195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bramirezr4@eba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4.26.220.43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wilsonr5@nav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2.236.15.53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jtuckerr6@free.f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105.249.33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mlaner7@fema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0.184.140.110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pnelsonr8@freeweb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2.199.80.73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llopezr9@photobuck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3.242.217.166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henryra@npr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7.211.66.203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kjordanrb@cornell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6.190.163.143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jaustinrc@free.f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0.46.123.132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bhicksrd@n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4.197.91.19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jreedre@cisc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3.54.207.167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greenrf@sphinn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9.148.115.19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mbradleyrg@prlog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4.219.133.90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dlanerh@qq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2.77.149.232</text:p>
          </table:table-cell>
        </table:table-row>
        <table:table-row table:style-name="ro1">
          <table:table-cell office:value-type="string" calcext:value-type="string">
            <text:p>Ear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eroseri@msu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7.177.208.214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lewisrj@glob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7.254.72.13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leerk@storify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9.250.12.214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martinezrl@miitbeian.gov.c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179.70.187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kruizrm@odnoklassniki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6.134.187.160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ffergusonrn@wootheme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.159.208.97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rmorenoro@google.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4.165.184.75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ddixonrp@qq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3.169.222.60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creynoldsrq@zdnet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7.7.216.143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btuckerrr@comsenz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187.153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05" meta:object-count="0"/>
    <meta:generator>LibreOffice/5.2.3.3$Windows_x86 LibreOffice_project/d54a8868f08a7b39642414cf2c8ef2f228f780cf</meta:generator>
  </office:meta>
</office:document-meta>
</file>